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Consolas, Monaco, 'Liberation Mono', 'Lucida Console', monospac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avenir next', avenir, 'segoe ui', 'helvetica neue', helvetica, Cantarell, Ubuntu, roboto, noto, arial, sans-serif"/>
  </office:font-face-decls>
  <office:automatic-styles>
    <style:style style:name="P1" style:family="paragraph" style:parent-style-name="Heading_20_3">
      <style:text-properties style:font-name="Liberation Serif" fo:font-size="12pt" style:font-size-asian="12pt" style:font-size-complex="12pt"/>
    </style:style>
    <style:style style:name="P2" style:family="paragraph" style:parent-style-name="Heading_20_3">
      <style:text-properties style:font-name="Liberation Serif" fo:font-size="12pt" officeooo:paragraph-rsid="001ed423" style:font-size-asian="12pt" style:font-size-complex="12pt"/>
    </style:style>
    <style:style style:name="P3" style:family="paragraph" style:parent-style-name="Standard">
      <style:text-properties style:font-name="Liberation Serif" fo:font-size="12pt" style:font-size-asian="12pt" style:font-size-complex="12pt"/>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text-properties style:font-name="Liberation Serif" fo:font-size="12pt" style:font-size-asian="12pt" style:font-size-complex="12pt"/>
    </style:style>
    <style:style style:name="P7" style:family="paragraph" style:parent-style-name="Text_20_body">
      <style:text-properties officeooo:paragraph-rsid="001ed423"/>
    </style:style>
    <style:style style:name="T1" style:family="text">
      <style:text-properties style:font-name="Liberation Serif"/>
    </style:style>
    <style:style style:name="T2" style:family="text">
      <style:text-properties style:font-name="Liberation Serif" fo:font-size="12pt" style:font-size-asian="12pt" style:font-size-complex="12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ime.sleep(secs)</text:p>
      <text:p text:style-name="P3">Suspend execution of the calling thread for the given number of seconds. The argument may be a floating-point number to indicate a more precise sleep time.</text:p>
      <text:p text:style-name="P3"/>
      <text:p text:style-name="P3">If the sleep is interrupted by a signal and no exception is raised by the signal handler, the sleep is restarted with a recomputed timeout.</text:p>
      <text:p text:style-name="P3"/>
      <text:p text:style-name="P3">The suspension time may be longer than requested by an arbitrary amount, because of the scheduling of other activity in the system.</text:p>
      <text:p text:style-name="P3"/>
      <text:p text:style-name="P3">Windows implementation</text:p>
      <text:p text:style-name="P3"/>
      <text:p text:style-name="P3">On Windows, if secs is zero, the thread relinquishes the remainder of its time slice to any other thread that is ready to run. If there are no other threads ready to run, the function returns immediately, and the thread continues execution. On Windows 8.1 and newer the implementation uses a high-resolution timer which provides resolution of 100 nanoseconds. If secs is zero, Sleep(0) is used.</text:p>
      <text:p text:style-name="P3"/>
      <text:p text:style-name="P3">Unix implementation</text:p>
      <text:p text:style-name="P3"/>
      <text:p text:style-name="P3">Use clock_nanosleep() if available (resolution: 1 nanosecond);</text:p>
      <text:p text:style-name="P3"/>
      <text:p text:style-name="P3">Or use nanosleep() if available (resolution: 1 nanosecond);</text:p>
      <text:p text:style-name="P3"/>
      <text:p text:style-name="P3">Or use select() (resolution: 1 microsecond).</text:p>
      <text:p text:style-name="P3"/>
      <text:p text:style-name="P3">Note To emulate a “no-op”, use pass instead of time.sleep(0).</text:p>
      <text:p text:style-name="P3">To voluntarily relinquish the CPU, specify a real-time scheduling policy and use os.sched_yield() instead.</text:p>
      <text:p text:style-name="P3"/>
      <text:p text:style-name="P3">Raises an auditing event time.sleep with argument secs.</text:p>
      <text:p text:style-name="P3"/>
      <text:p text:style-name="P3">Changed in version 3.5: The function now sleeps at least secs even if the sleep is interrupted by a signal, except if the signal handler raises an exception (see PEP 475 for the rationale).</text:p>
      <text:p text:style-name="P3"/>
      <text:p text:style-name="P3">Changed in version 3.11: On Unix, the clock_nanosleep() and nanosleep() functions are now used if available. On Windows, a waitable timer is now used.</text:p>
      <text:p text:style-name="P3"/>
      <text:p text:style-name="Standard"><text:span text:style-name="T2">Changed in version 3.13: Raises an auditing event.</text:span></text:p>
      <text:h text:style-name="Heading_20_3" text:outline-level="3"><text:span text:style-name="Source_20_Text"><text:span text:style-name="T2"/></text:span></text:h>
      <text:h text:style-name="Heading_20_3" text:outline-level="3"><text:span text:style-name="Source_20_Text"><text:span text:style-name="T2"/></text:span></text:h>
      <text:h text:style-name="Heading_20_3" text:outline-level="3"><text:span text:style-name="Source_20_Text"><text:span text:style-name="T2"/></text:span></text:h>
      <text:h text:style-name="Heading_20_3" text:outline-level="3"><text:span text:style-name="Source_20_Text"><text:span text:style-name="T2"/></text:span></text:h>
      <text:p text:style-name="Text_20_body"><text:span text:style-name="Source_20_Text"><text:span text:style-name="T2"/></text:span></text:p>
      <text:h text:style-name="Heading_20_3" text:outline-level="3"><text:soft-page-break/><text:span text:style-name="Source_20_Text"><text:span text:style-name="T2">time.sleep(secs)</text:span></text:span></text:h>
      <text:p text:style-name="Text_20_body"><text:span text:style-name="Strong_20_Emphasis"><text:span text:style-name="T2">Suspende a execução da thread (linha de execução) chamadora pelo número de segundos fornecido.</text:span></text:span><text:span text:style-name="T2"> O argumento pode ser um número de ponto flutuante para indicar um tempo de espera mais preciso.</text:span></text:p>
      <text:p text:style-name="P6">Se o sono for interrompido por um sinal e nenhum erro for levantado pelo manipulador de sinal, o tempo de espera é reiniciado com um novo tempo limite recalculado.</text:p>
      <text:p text:style-name="P7"><text:span text:style-name="T2">O tempo de suspensão pode ser </text:span><text:span text:style-name="Strong_20_Emphasis"><text:span text:style-name="T2">mais longo do que o solicitado</text:span></text:span><text:span text:style-name="T2">, devido ao agendamento de outras atividades no sistema.</text:span></text:p>
      <text:h text:style-name="P2" text:outline-level="3">Implementação no Windows</text:h>
      <text:p text:style-name="Text_20_body"><text:span text:style-name="T2">No Windows, se </text:span><text:span text:style-name="Source_20_Text"><text:span text:style-name="T2">secs</text:span></text:span><text:span text:style-name="T2"> for zero, a thread </text:span><text:span text:style-name="Strong_20_Emphasis"><text:span text:style-name="T2">cede o restante do seu tempo de execução</text:span></text:span><text:span text:style-name="T2"> a qualquer outra thread que esteja pronta para ser executada.<text:line-break/>Se </text:span><text:span text:style-name="Strong_20_Emphasis"><text:span text:style-name="T2">não houver outras threads prontas</text:span></text:span><text:span text:style-name="T2">, a função retorna imediatamente e a thread continua a execução normalmente.</text:span></text:p>
      <text:p text:style-name="Text_20_body"><text:span text:style-name="T2">No </text:span><text:span text:style-name="Strong_20_Emphasis"><text:span text:style-name="T2">Windows 8.1 e versões mais recentes</text:span></text:span><text:span text:style-name="T2">, a implementação usa um </text:span><text:span text:style-name="Strong_20_Emphasis"><text:span text:style-name="T2">temporizador de alta resolução</text:span></text:span><text:span text:style-name="T2">, com precisão de </text:span><text:span text:style-name="Strong_20_Emphasis"><text:span text:style-name="T2">100 nanossegundos</text:span></text:span><text:span text:style-name="T2">.<text:line-break/>Se </text:span><text:span text:style-name="Source_20_Text"><text:span text:style-name="T2">secs</text:span></text:span><text:span text:style-name="T2"> for zero, é usada a função </text:span><text:span text:style-name="Source_20_Text"><text:span text:style-name="T2">Sleep(0)</text:span></text:span><text:span text:style-name="T2">.</text:span></text:p>
      <text:h text:style-name="P1" text:outline-level="3">Implementação no Unix</text:h>
      <text:list text:style-name="L2">
        <text:list-item>
          <text:p text:style-name="P4"><text:span text:style-name="T2">Usa </text:span><text:span text:style-name="Source_20_Text"><text:span text:style-name="T2">clock_nanosleep()</text:span></text:span><text:span text:style-name="T2"> se disponível (resolução: 1 nanossegundo);</text:span></text:p>
        </text:list-item>
        <text:list-item>
          <text:p text:style-name="P4"><text:span text:style-name="T2">Ou usa </text:span><text:span text:style-name="Source_20_Text"><text:span text:style-name="T2">nanosleep()</text:span></text:span><text:span text:style-name="T2"> se disponível (resolução: 1 nanossegundo);</text:span></text:p>
        </text:list-item>
        <text:list-item>
          <text:p text:style-name="P4"><text:span text:style-name="T2">Ou usa </text:span><text:span text:style-name="Source_20_Text"><text:span text:style-name="T2">select()</text:span></text:span><text:span text:style-name="T2"> (resolução: 1 microssegundo).</text:span></text:p>
        </text:list-item>
      </text:list>
      <text:h text:style-name="P1" text:outline-level="3">Nota</text:h>
      <text:p text:style-name="Text_20_body"><text:span text:style-name="T2">Para </text:span><text:span text:style-name="Strong_20_Emphasis"><text:span text:style-name="T2">simular uma “operação nula” (no-op)</text:span></text:span><text:span text:style-name="T2">, use </text:span><text:span text:style-name="Source_20_Text"><text:span text:style-name="T2">pass</text:span></text:span><text:span text:style-name="T2"> em vez de </text:span><text:span text:style-name="Source_20_Text"><text:span text:style-name="T2">time.sleep(0)</text:span></text:span><text:span text:style-name="T2">.</text:span></text:p>
      <text:p text:style-name="Text_20_body"><text:span text:style-name="T2">Para </text:span><text:span text:style-name="Strong_20_Emphasis"><text:span text:style-name="T2">ceder voluntariamente a CPU</text:span></text:span><text:span text:style-name="T2">, especifique uma política de agendamento em tempo real e use </text:span><text:span text:style-name="Source_20_Text"><text:span text:style-name="T2">os.sched_yield()</text:span></text:span><text:span text:style-name="T2">.</text:span></text:p>
      <text:h text:style-name="P1" text:outline-level="3">Levanta um evento de auditoria:</text:h>
      <text:p text:style-name="Text_20_body"><text:span text:style-name="Source_20_Text"><text:span text:style-name="T2">time.sleep</text:span></text:span><text:span text:style-name="T2"> com o argumento </text:span><text:span text:style-name="Source_20_Text"><text:span text:style-name="T2">secs</text:span></text:span><text:span text:style-name="T2">.</text:span></text:p>
      <text:h text:style-name="P1" text:outline-level="3">Mudanças por versão:</text:h>
      <text:list text:style-name="L3">
        <text:list-item>
          <text:p text:style-name="P5"><text:span text:style-name="Strong_20_Emphasis"><text:span text:style-name="T2">Versão 3.5:</text:span></text:span><text:span text:style-name="T2"> Agora a função dorme </text:span><text:span text:style-name="Strong_20_Emphasis"><text:span text:style-name="T2">pelo menos o tempo especificado</text:span></text:span><text:span text:style-name="T2">, mesmo se for interrompida por um sinal — a menos que o manipulador do sinal levante uma exceção (veja o </text:span><text:a xlink:type="simple" xlink:href="https://peps.python.org/pep-0475/" office:target-frame-name="_new" xlink:show="replace" text:style-name="Internet_20_link" text:visited-style-name="Visited_20_Internet_20_Link"><text:span text:style-name="T2">PEP 475</text:span></text:a><text:span text:style-name="T2"> para mais detalhes).</text:span></text:p>
        </text:list-item>
        <text:list-item>
          <text:p text:style-name="P5"><text:span text:style-name="Strong_20_Emphasis"><text:span text:style-name="T2">Versão 3.11:</text:span></text:span><text:span text:style-name="T2"> No Unix, agora são usados </text:span><text:span text:style-name="Source_20_Text"><text:span text:style-name="T2">clock_nanosleep()</text:span></text:span><text:span text:style-name="T2"> e </text:span><text:span text:style-name="Source_20_Text"><text:span text:style-name="T2">nanosleep()</text:span></text:span><text:span text:style-name="T2"> se disponíveis. No Windows, agora é usado um </text:span><text:span text:style-name="Strong_20_Emphasis"><text:span text:style-name="T2">temporizador aguardável (waitable timer)</text:span></text:span><text:span text:style-name="T2">.</text:span></text:p>
        </text:list-item>
        <text:list-item>
          <text:p text:style-name="P5"><text:span text:style-name="Strong_20_Emphasis"><text:span text:style-name="T2">Versão 3.13:</text:span></text:span><text:span text:style-name="T2"> Passa a levantar um evento de auditoria.</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Consolas, Monaco, 'Liberation Mono', 'Lucida Console', monospac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avenir next', avenir, 'segoe ui', 'helvetica neue', helvetica, Cantarell, Ubuntu, roboto, noto,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1.926cm" fo:margin-bottom="1.99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6T14:00:44.645455828</meta:creation-date>
    <dc:date>2025-04-16T14:07:32.956916913</dc:date>
    <meta:editing-duration>PT6M48S</meta:editing-duration>
    <meta:editing-cycles>1</meta:editing-cycles>
    <meta:document-statistic meta:table-count="0" meta:image-count="0" meta:object-count="0" meta:page-count="2" meta:paragraph-count="36" meta:word-count="557" meta:character-count="3467" meta:non-whitespace-character-count="2951"/>
    <meta:generator>LibreOffice/24.2.6.2$Linux_X86_64 LibreOffice_project/420$Build-2</meta:generator>
  </office:meta>
</office:document-meta>
</file>